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pt" fo:language="sk" fo:country="SK" style:text-underline-style="solid" style:text-underline-width="auto" style:text-underline-color="font-color" fo:font-weight="bold" officeooo:paragraph-rsid="000ffeda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language="sk" fo:country="SK" officeooo:paragraph-rsid="000ffeda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language="sk" fo:country="SK" fo:font-weight="bold" officeooo:paragraph-rsid="000ffeda" style:font-weight-asian="bold" style:font-name-complex="Arial" style:font-weight-complex="bold"/>
    </style:style>
    <style:style style:name="P4" style:family="paragraph" style:parent-style-name="Standard">
      <style:text-properties fo:color="#808080" style:font-name="Arial" fo:language="sk" fo:country="SK" officeooo:paragraph-rsid="000ffeda" style:font-name-complex="Arial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sk" fo:country="SK" officeooo:paragraph-rsid="000ffeda"/>
    </style:style>
    <style:style style:name="P6" style:family="paragraph" style:parent-style-name="Standard">
      <style:paragraph-properties fo:margin-left="2.95in" fo:margin-right="0in" fo:text-align="justify" style:justify-single-word="false" fo:text-indent="0.4917in" style:auto-text-indent="false"/>
      <style:text-properties style:font-name="Arial" fo:language="sk" fo:country="SK" officeooo:paragraph-rsid="000ffeda" style:font-name-complex="Arial"/>
    </style:style>
    <style:style style:name="P7" style:family="paragraph" style:parent-style-name="Standard">
      <style:paragraph-properties fo:margin-left="2.4583in" fo:margin-right="0in" fo:text-align="justify" style:justify-single-word="false" fo:text-indent="0.4917in" style:auto-text-indent="false"/>
      <style:text-properties style:font-name="Arial" fo:language="sk" fo:country="SK" officeooo:paragraph-rsid="000ffeda" style:font-name-complex="Arial"/>
    </style:style>
    <style:style style:name="P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Arial" fo:language="sk" fo:country="SK" officeooo:paragraph-rsid="000ffeda" style:font-name-complex="Arial"/>
    </style:style>
    <style:style style:name="P9" style:family="paragraph" style:parent-style-name="Subtitle">
      <style:paragraph-properties fo:text-align="center" style:justify-single-word="false"/>
      <style:text-properties fo:language="sk" fo:country="SK" officeooo:paragraph-rsid="000ffeda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text-indent="0.4925in" style:auto-text-indent="false"/>
      <style:text-properties fo:language="sk" fo:country="SK" officeooo:paragraph-rsid="001cf0ca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text-indent="0.4925in" style:auto-text-indent="false"/>
      <style:text-properties fo:color="#000000" style:font-name="Arial" fo:language="sk" fo:country="SK" officeooo:paragraph-rsid="000ffeda" style:font-name-complex="Arial" style:font-weight-complex="bold"/>
    </style:style>
    <style:style style:name="P12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text-indent="0in" style:auto-text-indent="false"/>
      <style:text-properties style:font-name="Arial" fo:language="sk" fo:country="SK" officeooo:paragraph-rsid="001cf0ca" style:font-name-complex="Arial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10pt" style:text-underline-style="solid" style:text-underline-width="auto" style:text-underline-color="font-color" fo:font-weight="bold" officeooo:rsid="000ffeda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137676" style:font-name-complex="Arial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fo:color="#000000" style:font-name="Arial" style:font-name-complex="Arial" style:font-weight-complex="bold"/>
    </style:style>
    <style:style style:name="T7" style:family="text">
      <style:text-properties fo:color="#000000" style:font-name="Arial" officeooo:rsid="001cf0ca" style:font-name-complex="Arial" style:font-weight-complex="bold"/>
    </style:style>
    <style:style style:name="T8" style:family="text">
      <style:text-properties fo:color="#000000" style:font-name="Arial" officeooo:rsid="001e1e5b" style:font-name-complex="Arial" style:font-weight-complex="bold"/>
    </style:style>
    <style:style style:name="T9" style:family="text">
      <style:text-properties officeooo:rsid="001c47ca"/>
    </style:style>
    <style:style style:name="T10" style:family="text">
      <style:text-properties officeooo:rsid="001eed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9"><text:span text:style-name="T1">M</text:span><text:span text:style-name="T2">ichal Gregor, Univerzitná 8215/1, 010 26 Žilina</text:span></text:p>
      <text:p text:style-name="P1"/>
      <text:p text:style-name="P2"/>
      <text:p text:style-name="P2"/>
      <text:p text:style-name="P2"/>
      <text:p text:style-name="P6">Vážený pán</text:p>
      <text:p text:style-name="P6">prof. Ing. Pavol Špánik, PhD.</text:p>
      <text:p text:style-name="P6">dekan EF ŽU v Žiline</text:p>
      <text:p text:style-name="P7"/>
      <text:p text:style-name="P6">V Žiline, dňa <text:span text:style-name="T10">8. 7. 2019</text:span></text:p>
      <text:p text:style-name="P2"/>
      <text:p text:style-name="P2"/>
      <text:p text:style-name="P2"/>
      <text:p text:style-name="P2"/>
      <text:p text:style-name="P2">Vec</text:p>
      <text:p text:style-name="P3">Žiadosť o <text:span text:style-name="T9">dovolenie odovzdať habilitačnú prácu v anglickom jazyku</text:span></text:p>
      <text:p text:style-name="P3"/>
      <text:p text:style-name="P2"/>
      <text:p text:style-name="P11">Vážený pán predseda vedeckej rady,</text:p>
      <text:p text:style-name="P11"/>
      <text:p text:style-name="P10"><text:span text:style-name="T6">v zmysle </text:span><text:span text:style-name="T7">metodického usmernenia č. 8/2016 </text:span><text:span text:style-name="T6">o postupe získavania vedecko-pedagogických titulov alebo umelecko-pedagogických titulov docent a profesor </text:span><text:span text:style-name="T7">na Žilinskej univerzite</text:span><text:span text:style-name="T6">, si Vás týmto dovoľujem požiadať o </text:span><text:span text:style-name="T8">súhlas</text:span><text:span text:style-name="T7"> odovzdať habilitačnú prácu v anglickom jazyku.</text:span></text:p>
      <text:p text:style-name="P12"/>
      <text:p text:style-name="P2"/>
      <text:p text:style-name="P2"/>
      <text:p text:style-name="P8">S pozdravom</text:p>
      <text:p text:style-name="P2"/>
      <text:p text:style-name="P5"><text:span text:style-name="T5"><text:s text:c="96"/></text:span><text:span text:style-name="T3">.................................</text:span></text:p>
      <text:p text:style-name="P5"><text:span text:style-name="T5"><text:s text:c="94"/></text:span><text:span text:style-name="T3">Ing. </text:span><text:span text:style-name="T4">Michal Gregor</text:span><text:span text:style-name="T3">, PhD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next-style-name="Text_20_body" style:class="chapter">
      <style:paragraph-properties fo:text-align="justify" style:justify-single-word="false"/>
      <style:text-properties fo:font-size="14pt" style:font-size-asian="14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1:28:46.000939582</meta:creation-date>
    <meta:generator>LibreOffice/6.0.7.3$Linux_X86_64 LibreOffice_project/00m0$Build-3</meta:generator>
    <dc:date>2019-07-08T10:24:00.110624494</dc:date>
    <meta:editing-duration>PT9M24S</meta:editing-duration>
    <meta:editing-cycles>14</meta:editing-cycles>
    <meta:document-statistic meta:table-count="0" meta:image-count="0" meta:object-count="0" meta:page-count="1" meta:paragraph-count="12" meta:word-count="80" meta:character-count="752" meta:non-whitespace-character-count="493"/>
  </office:meta>
</office:document-meta>
</file>